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10001" calcext:value-type="string">
            <text:p>SNOINTMEN01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108963.92137762" calcext:value-type="float">
            <text:p>1108963.92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10001','2014-01-31','---','-------------------------','2110104020000000001','SCGCMP','SNOINTMEN010001','H','PROVISION DE INTERESES DE PRESTACIONES SOCIALES NOMINA MENSUAL ENERO 2014',1108963.92137762,0);" calcext:value-type="string">
            <text:p>INSERT INTO scg_dt_cmp VALUES('0001','SCGCMP','SNOINTMEN010001','2014-01-31','---','-------------------------','2110104020000000001','SCGCMP','SNOINTMEN010001','H','PROVISION DE INTERESES DE PRESTACIONES SOCIALES NOMINA MENSUAL ENERO 2014',1108963.92137762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39994.12" calcext:value-type="float">
            <text:p>39994.12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10001','2014-01-31','---','-------------------------','6110800002000000001','SCGCMP','SNOINTMEN010001','D','PROVISION DE INTERESES DE PRESTACIONES SOCIALES NOMINA MENSUAL ENERO 2014',39994.12,1);" calcext:value-type="string">
            <text:p>INSERT INTO scg_dt_cmp VALUES('0001','SCGCMP','SNOINTMEN010001','2014-01-31','---','-------------------------','6110800002000000001','SCGCMP','SNOINTMEN010001','D','PROVISION DE INTERESES DE PRESTACIONES SOCIALES NOMINA MENSUAL ENERO 2014',39994.12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8396.31" calcext:value-type="float">
            <text:p>8396.31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10001','2014-01-31','---','-------------------------','6110800002903000001','SCGCMP','SNOINTMEN010001','D','PROVISION DE INTERESES DE PRESTACIONES SOCIALES NOMINA MENSUAL ENERO 2014',8396.31,2);" calcext:value-type="string">
            <text:p>INSERT INTO scg_dt_cmp VALUES('0001','SCGCMP','SNOINTMEN010001','2014-01-31','---','-------------------------','6110800002903000001','SCGCMP','SNOINTMEN010001','D','PROVISION DE INTERESES DE PRESTACIONES SOCIALES NOMINA MENSUAL ENERO 2014',8396.31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2465.05" calcext:value-type="float">
            <text:p>2465.05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10001','2014-01-31','---','-------------------------','6110800002303000001','SCGCMP','SNOINTMEN010001','D','PROVISION DE INTERESES DE PRESTACIONES SOCIALES NOMINA MENSUAL ENERO 2014',2465.05,3);" calcext:value-type="string">
            <text:p>INSERT INTO scg_dt_cmp VALUES('0001','SCGCMP','SNOINTMEN010001','2014-01-31','---','-------------------------','6110800002303000001','SCGCMP','SNOINTMEN010001','D','PROVISION DE INTERESES DE PRESTACIONES SOCIALES NOMINA MENSUAL ENERO 2014',2465.05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4042.54" calcext:value-type="float">
            <text:p>14042.54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10001','2014-01-31','---','-------------------------','6110800002003000001','SCGCMP','SNOINTMEN010001','D','PROVISION DE INTERESES DE PRESTACIONES SOCIALES NOMINA MENSUAL ENERO 2014',14042.54,4);" calcext:value-type="string">
            <text:p>INSERT INTO scg_dt_cmp VALUES('0001','SCGCMP','SNOINTMEN010001','2014-01-31','---','-------------------------','6110800002003000001','SCGCMP','SNOINTMEN010001','D','PROVISION DE INTERESES DE PRESTACIONES SOCIALES NOMINA MENSUAL ENERO 2014',14042.54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5571.86" calcext:value-type="float">
            <text:p>5571.86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10001','2014-01-31','---','-------------------------','6110800003003000001','SCGCMP','SNOINTMEN010001','D','PROVISION DE INTERESES DE PRESTACIONES SOCIALES NOMINA MENSUAL ENERO 2014',5571.86,5);" calcext:value-type="string">
            <text:p>INSERT INTO scg_dt_cmp VALUES('0001','SCGCMP','SNOINTMEN010001','2014-01-31','---','-------------------------','6110800003003000001','SCGCMP','SNOINTMEN010001','D','PROVISION DE INTERESES DE PRESTACIONES SOCIALES NOMINA MENSUAL ENERO 2014',5571.86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2428.7389632702" calcext:value-type="float">
            <text:p>12428.74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10001','2014-01-31','---','-------------------------','6110800003500000001','SCGCMP','SNOINTMEN010001','D','PROVISION DE INTERESES DE PRESTACIONES SOCIALES NOMINA MENSUAL ENERO 2014',12428.7389632702,6);" calcext:value-type="string">
            <text:p>INSERT INTO scg_dt_cmp VALUES('0001','SCGCMP','SNOINTMEN010001','2014-01-31','---','-------------------------','6110800003500000001','SCGCMP','SNOINTMEN010001','D','PROVISION DE INTERESES DE PRESTACIONES SOCIALES NOMINA MENSUAL ENERO 2014',12428.7389632702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3763.64" calcext:value-type="float">
            <text:p>3763.64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10001','2014-01-31','---','-------------------------','6110800004509000001','SCGCMP','SNOINTMEN010001','D','PROVISION DE INTERESES DE PRESTACIONES SOCIALES NOMINA MENSUAL ENERO 2014',3763.64,7);" calcext:value-type="string">
            <text:p>INSERT INTO scg_dt_cmp VALUES('0001','SCGCMP','SNOINTMEN010001','2014-01-31','---','-------------------------','6110800004509000001','SCGCMP','SNOINTMEN010001','D','PROVISION DE INTERESES DE PRESTACIONES SOCIALES NOMINA MENSUAL ENERO 2014',3763.64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1762.48" calcext:value-type="float">
            <text:p>1762.48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10001','2014-01-31','---','-------------------------','6110800003800000001','SCGCMP','SNOINTMEN010001','D','PROVISION DE INTERESES DE PRESTACIONES SOCIALES NOMINA MENSUAL ENERO 2014',1762.48,8);" calcext:value-type="string">
            <text:p>INSERT INTO scg_dt_cmp VALUES('0001','SCGCMP','SNOINTMEN010001','2014-01-31','---','-------------------------','6110800003800000001','SCGCMP','SNOINTMEN010001','D','PROVISION DE INTERESES DE PRESTACIONES SOCIALES NOMINA MENSUAL ENERO 2014',1762.48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9632.75" calcext:value-type="float">
            <text:p>9632.75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10001','2014-01-31','---','-------------------------','6110800001100000001','SCGCMP','SNOINTMEN010001','D','PROVISION DE INTERESES DE PRESTACIONES SOCIALES NOMINA MENSUAL ENERO 2014',9632.75,9);" calcext:value-type="string">
            <text:p>INSERT INTO scg_dt_cmp VALUES('0001','SCGCMP','SNOINTMEN010001','2014-01-31','---','-------------------------','6110800001100000001','SCGCMP','SNOINTMEN010001','D','PROVISION DE INTERESES DE PRESTACIONES SOCIALES NOMINA MENSUAL ENERO 2014',9632.75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888.56" calcext:value-type="float">
            <text:p>2888.56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10001','2014-01-31','---','-------------------------','6110800002802000001','SCGCMP','SNOINTMEN010001','D','PROVISION DE INTERESES DE PRESTACIONES SOCIALES NOMINA MENSUAL ENERO 2014',2888.56,10);" calcext:value-type="string">
            <text:p>INSERT INTO scg_dt_cmp VALUES('0001','SCGCMP','SNOINTMEN010001','2014-01-31','---','-------------------------','6110800002802000001','SCGCMP','SNOINTMEN010001','D','PROVISION DE INTERESES DE PRESTACIONES SOCIALES NOMINA MENSUAL ENERO 2014',2888.56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4645.5" calcext:value-type="float">
            <text:p>4645.50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10001','2014-01-31','---','-------------------------','6110800002501000001','SCGCMP','SNOINTMEN010001','D','PROVISION DE INTERESES DE PRESTACIONES SOCIALES NOMINA MENSUAL ENERO 2014',4645.5,11);" calcext:value-type="string">
            <text:p>INSERT INTO scg_dt_cmp VALUES('0001','SCGCMP','SNOINTMEN010001','2014-01-31','---','-------------------------','6110800002501000001','SCGCMP','SNOINTMEN010001','D','PROVISION DE INTERESES DE PRESTACIONES SOCIALES NOMINA MENSUAL ENERO 2014',4645.5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14155.41" calcext:value-type="float">
            <text:p>14155.41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10001','2014-01-31','---','-------------------------','6110800003203000001','SCGCMP','SNOINTMEN010001','D','PROVISION DE INTERESES DE PRESTACIONES SOCIALES NOMINA MENSUAL ENERO 2014',14155.41,12);" calcext:value-type="string">
            <text:p>INSERT INTO scg_dt_cmp VALUES('0001','SCGCMP','SNOINTMEN010001','2014-01-31','---','-------------------------','6110800003203000001','SCGCMP','SNOINTMEN010001','D','PROVISION DE INTERESES DE PRESTACIONES SOCIALES NOMINA MENSUAL ENERO 2014',14155.41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9379.4640506102" calcext:value-type="float">
            <text:p>9379.46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10001','2014-01-31','---','-------------------------','6110800004501000001','SCGCMP','SNOINTMEN010001','D','PROVISION DE INTERESES DE PRESTACIONES SOCIALES NOMINA MENSUAL ENERO 2014',9379.4640506102,13);" calcext:value-type="string">
            <text:p>INSERT INTO scg_dt_cmp VALUES('0001','SCGCMP','SNOINTMEN010001','2014-01-31','---','-------------------------','6110800004501000001','SCGCMP','SNOINTMEN010001','D','PROVISION DE INTERESES DE PRESTACIONES SOCIALES NOMINA MENSUAL ENERO 2014',9379.4640506102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3620.37" calcext:value-type="float">
            <text:p>13620.37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10001','2014-01-31','---','-------------------------','6110800002902000001','SCGCMP','SNOINTMEN010001','D','PROVISION DE INTERESES DE PRESTACIONES SOCIALES NOMINA MENSUAL ENERO 2014',13620.37,14);" calcext:value-type="string">
            <text:p>INSERT INTO scg_dt_cmp VALUES('0001','SCGCMP','SNOINTMEN010001','2014-01-31','---','-------------------------','6110800002902000001','SCGCMP','SNOINTMEN010001','D','PROVISION DE INTERESES DE PRESTACIONES SOCIALES NOMINA MENSUAL ENERO 2014',13620.37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6025.69" calcext:value-type="float">
            <text:p>6025.69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10001','2014-01-31','---','-------------------------','6110800002701000001','SCGCMP','SNOINTMEN010001','D','PROVISION DE INTERESES DE PRESTACIONES SOCIALES NOMINA MENSUAL ENERO 2014',6025.69,15);" calcext:value-type="string">
            <text:p>INSERT INTO scg_dt_cmp VALUES('0001','SCGCMP','SNOINTMEN010001','2014-01-31','---','-------------------------','6110800002701000001','SCGCMP','SNOINTMEN010001','D','PROVISION DE INTERESES DE PRESTACIONES SOCIALES NOMINA MENSUAL ENERO 2014',6025.69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3719.73" calcext:value-type="float">
            <text:p>3719.73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10001','2014-01-31','---','-------------------------','6110800002808000001','SCGCMP','SNOINTMEN010001','D','PROVISION DE INTERESES DE PRESTACIONES SOCIALES NOMINA MENSUAL ENERO 2014',3719.73,16);" calcext:value-type="string">
            <text:p>INSERT INTO scg_dt_cmp VALUES('0001','SCGCMP','SNOINTMEN010001','2014-01-31','---','-------------------------','6110800002808000001','SCGCMP','SNOINTMEN010001','D','PROVISION DE INTERESES DE PRESTACIONES SOCIALES NOMINA MENSUAL ENERO 2014',3719.73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4801.42" calcext:value-type="float">
            <text:p>4801.42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10001','2014-01-31','---','-------------------------','6110800002102000001','SCGCMP','SNOINTMEN010001','D','PROVISION DE INTERESES DE PRESTACIONES SOCIALES NOMINA MENSUAL ENERO 2014',4801.42,17);" calcext:value-type="string">
            <text:p>INSERT INTO scg_dt_cmp VALUES('0001','SCGCMP','SNOINTMEN010001','2014-01-31','---','-------------------------','6110800002102000001','SCGCMP','SNOINTMEN010001','D','PROVISION DE INTERESES DE PRESTACIONES SOCIALES NOMINA MENSUAL ENERO 2014',4801.42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6838.2760276995" calcext:value-type="float">
            <text:p>26838.28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10001','2014-01-31','---','-------------------------','6110800004503000001','SCGCMP','SNOINTMEN010001','D','PROVISION DE INTERESES DE PRESTACIONES SOCIALES NOMINA MENSUAL ENERO 2014',26838.2760276995,18);" calcext:value-type="string">
            <text:p>INSERT INTO scg_dt_cmp VALUES('0001','SCGCMP','SNOINTMEN010001','2014-01-31','---','-------------------------','6110800004503000001','SCGCMP','SNOINTMEN010001','D','PROVISION DE INTERESES DE PRESTACIONES SOCIALES NOMINA MENSUAL ENERO 2014',26838.2760276995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9092.56" calcext:value-type="float">
            <text:p>9092.56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10001','2014-01-31','---','-------------------------','6110800001200000001','SCGCMP','SNOINTMEN010001','D','PROVISION DE INTERESES DE PRESTACIONES SOCIALES NOMINA MENSUAL ENERO 2014',9092.56,19);" calcext:value-type="string">
            <text:p>INSERT INTO scg_dt_cmp VALUES('0001','SCGCMP','SNOINTMEN010001','2014-01-31','---','-------------------------','6110800001200000001','SCGCMP','SNOINTMEN010001','D','PROVISION DE INTERESES DE PRESTACIONES SOCIALES NOMINA MENSUAL ENERO 2014',9092.56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0672.1004650519" calcext:value-type="float">
            <text:p>10672.10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10001','2014-01-31','---','-------------------------','6110800003304000001','SCGCMP','SNOINTMEN010001','D','PROVISION DE INTERESES DE PRESTACIONES SOCIALES NOMINA MENSUAL ENERO 2014',10672.1004650519,20);" calcext:value-type="string">
            <text:p>INSERT INTO scg_dt_cmp VALUES('0001','SCGCMP','SNOINTMEN010001','2014-01-31','---','-------------------------','6110800003304000001','SCGCMP','SNOINTMEN010001','D','PROVISION DE INTERESES DE PRESTACIONES SOCIALES NOMINA MENSUAL ENERO 2014',10672.100465051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177.85" calcext:value-type="float">
            <text:p>4177.85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10001','2014-01-31','---','-------------------------','6110800002502000001','SCGCMP','SNOINTMEN010001','D','PROVISION DE INTERESES DE PRESTACIONES SOCIALES NOMINA MENSUAL ENERO 2014',4177.85,21);" calcext:value-type="string">
            <text:p>INSERT INTO scg_dt_cmp VALUES('0001','SCGCMP','SNOINTMEN010001','2014-01-31','---','-------------------------','6110800002502000001','SCGCMP','SNOINTMEN010001','D','PROVISION DE INTERESES DE PRESTACIONES SOCIALES NOMINA MENSUAL ENERO 2014',4177.85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2510.43" calcext:value-type="float">
            <text:p>2510.43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10001','2014-01-31','---','-------------------------','6110800002600000001','SCGCMP','SNOINTMEN010001','D','PROVISION DE INTERESES DE PRESTACIONES SOCIALES NOMINA MENSUAL ENERO 2014',2510.43,22);" calcext:value-type="string">
            <text:p>INSERT INTO scg_dt_cmp VALUES('0001','SCGCMP','SNOINTMEN010001','2014-01-31','---','-------------------------','6110800002600000001','SCGCMP','SNOINTMEN010001','D','PROVISION DE INTERESES DE PRESTACIONES SOCIALES NOMINA MENSUAL ENERO 2014',2510.43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7895.93614185446" calcext:value-type="float">
            <text:p>7895.94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10001','2014-01-31','---','-------------------------','6110800004502000001','SCGCMP','SNOINTMEN010001','D','PROVISION DE INTERESES DE PRESTACIONES SOCIALES NOMINA MENSUAL ENERO 2014',7895.93614185446,23);" calcext:value-type="string">
            <text:p>INSERT INTO scg_dt_cmp VALUES('0001','SCGCMP','SNOINTMEN010001','2014-01-31','---','-------------------------','6110800004502000001','SCGCMP','SNOINTMEN010001','D','PROVISION DE INTERESES DE PRESTACIONES SOCIALES NOMINA MENSUAL ENERO 2014',7895.93614185446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3137.35" calcext:value-type="float">
            <text:p>13137.35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10001','2014-01-31','---','-------------------------','6110800003400000001','SCGCMP','SNOINTMEN010001','D','PROVISION DE INTERESES DE PRESTACIONES SOCIALES NOMINA MENSUAL ENERO 2014',13137.35,24);" calcext:value-type="string">
            <text:p>INSERT INTO scg_dt_cmp VALUES('0001','SCGCMP','SNOINTMEN010001','2014-01-31','---','-------------------------','6110800003400000001','SCGCMP','SNOINTMEN010001','D','PROVISION DE INTERESES DE PRESTACIONES SOCIALES NOMINA MENSUAL ENERO 2014',13137.35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191.8" calcext:value-type="float">
            <text:p>2191.80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10001','2014-01-31','---','-------------------------','6110800004200000001','SCGCMP','SNOINTMEN010001','D','PROVISION DE INTERESES DE PRESTACIONES SOCIALES NOMINA MENSUAL ENERO 2014',2191.8,25);" calcext:value-type="string">
            <text:p>INSERT INTO scg_dt_cmp VALUES('0001','SCGCMP','SNOINTMEN010001','2014-01-31','---','-------------------------','6110800004200000001','SCGCMP','SNOINTMEN010001','D','PROVISION DE INTERESES DE PRESTACIONES SOCIALES NOMINA MENSUAL ENERO 2014',2191.8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0339.6" calcext:value-type="float">
            <text:p>10339.60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10001','2014-01-31','---','-------------------------','6110800002503000001','SCGCMP','SNOINTMEN010001','D','PROVISION DE INTERESES DE PRESTACIONES SOCIALES NOMINA MENSUAL ENERO 2014',10339.6,26);" calcext:value-type="string">
            <text:p>INSERT INTO scg_dt_cmp VALUES('0001','SCGCMP','SNOINTMEN010001','2014-01-31','---','-------------------------','6110800002503000001','SCGCMP','SNOINTMEN010001','D','PROVISION DE INTERESES DE PRESTACIONES SOCIALES NOMINA MENSUAL ENERO 2014',10339.6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2566.89" calcext:value-type="float">
            <text:p>12566.89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10001','2014-01-31','---','-------------------------','6110800004201000001','SCGCMP','SNOINTMEN010001','D','PROVISION DE INTERESES DE PRESTACIONES SOCIALES NOMINA MENSUAL ENERO 2014',12566.89,27);" calcext:value-type="string">
            <text:p>INSERT INTO scg_dt_cmp VALUES('0001','SCGCMP','SNOINTMEN010001','2014-01-31','---','-------------------------','6110800004201000001','SCGCMP','SNOINTMEN010001','D','PROVISION DE INTERESES DE PRESTACIONES SOCIALES NOMINA MENSUAL ENERO 2014',12566.89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055.22" calcext:value-type="float">
            <text:p>4055.22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10001','2014-01-31','---','-------------------------','6110800004602000001','SCGCMP','SNOINTMEN010001','D','PROVISION DE INTERESES DE PRESTACIONES SOCIALES NOMINA MENSUAL ENERO 2014',4055.22,28);" calcext:value-type="string">
            <text:p>INSERT INTO scg_dt_cmp VALUES('0001','SCGCMP','SNOINTMEN010001','2014-01-31','---','-------------------------','6110800004602000001','SCGCMP','SNOINTMEN010001','D','PROVISION DE INTERESES DE PRESTACIONES SOCIALES NOMINA MENSUAL ENERO 2014',4055.22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3679.94" calcext:value-type="float">
            <text:p>3679.94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10001','2014-01-31','---','-------------------------','6110800002806000001','SCGCMP','SNOINTMEN010001','D','PROVISION DE INTERESES DE PRESTACIONES SOCIALES NOMINA MENSUAL ENERO 2014',3679.94,29);" calcext:value-type="string">
            <text:p>INSERT INTO scg_dt_cmp VALUES('0001','SCGCMP','SNOINTMEN010001','2014-01-31','---','-------------------------','6110800002806000001','SCGCMP','SNOINTMEN010001','D','PROVISION DE INTERESES DE PRESTACIONES SOCIALES NOMINA MENSUAL ENERO 2014',3679.94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0496.3" calcext:value-type="float">
            <text:p>30496.30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10001','2014-01-31','---','-------------------------','6110800003104000001','SCGCMP','SNOINTMEN010001','D','PROVISION DE INTERESES DE PRESTACIONES SOCIALES NOMINA MENSUAL ENERO 2014',30496.3,30);" calcext:value-type="string">
            <text:p>INSERT INTO scg_dt_cmp VALUES('0001','SCGCMP','SNOINTMEN010001','2014-01-31','---','-------------------------','6110800003104000001','SCGCMP','SNOINTMEN010001','D','PROVISION DE INTERESES DE PRESTACIONES SOCIALES NOMINA MENSUAL ENERO 2014',30496.3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5739.62" calcext:value-type="float">
            <text:p>5739.62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10001','2014-01-31','---','-------------------------','6110800002005000001','SCGCMP','SNOINTMEN010001','D','PROVISION DE INTERESES DE PRESTACIONES SOCIALES NOMINA MENSUAL ENERO 2014',5739.62,31);" calcext:value-type="string">
            <text:p>INSERT INTO scg_dt_cmp VALUES('0001','SCGCMP','SNOINTMEN010001','2014-01-31','---','-------------------------','6110800002005000001','SCGCMP','SNOINTMEN010001','D','PROVISION DE INTERESES DE PRESTACIONES SOCIALES NOMINA MENSUAL ENERO 2014',5739.62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8772.49276765241" calcext:value-type="float">
            <text:p>8772.49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10001','2014-01-31','---','-------------------------','6110800003001000001','SCGCMP','SNOINTMEN010001','D','PROVISION DE INTERESES DE PRESTACIONES SOCIALES NOMINA MENSUAL ENERO 2014',8772.49276765241,32);" calcext:value-type="string">
            <text:p>INSERT INTO scg_dt_cmp VALUES('0001','SCGCMP','SNOINTMEN010001','2014-01-31','---','-------------------------','6110800003001000001','SCGCMP','SNOINTMEN010001','D','PROVISION DE INTERESES DE PRESTACIONES SOCIALES NOMINA MENSUAL ENERO 2014',8772.49276765241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5393.15" calcext:value-type="float">
            <text:p>5393.15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10001','2014-01-31','---','-------------------------','6110800003103000001','SCGCMP','SNOINTMEN010001','D','PROVISION DE INTERESES DE PRESTACIONES SOCIALES NOMINA MENSUAL ENERO 2014',5393.15,33);" calcext:value-type="string">
            <text:p>INSERT INTO scg_dt_cmp VALUES('0001','SCGCMP','SNOINTMEN010001','2014-01-31','---','-------------------------','6110800003103000001','SCGCMP','SNOINTMEN010001','D','PROVISION DE INTERESES DE PRESTACIONES SOCIALES NOMINA MENSUAL ENERO 2014',5393.15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657.32" calcext:value-type="float">
            <text:p>657.32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10001','2014-01-31','---','-------------------------','6110800002104000001','SCGCMP','SNOINTMEN010001','D','PROVISION DE INTERESES DE PRESTACIONES SOCIALES NOMINA MENSUAL ENERO 2014',657.32,34);" calcext:value-type="string">
            <text:p>INSERT INTO scg_dt_cmp VALUES('0001','SCGCMP','SNOINTMEN010001','2014-01-31','---','-------------------------','6110800002104000001','SCGCMP','SNOINTMEN010001','D','PROVISION DE INTERESES DE PRESTACIONES SOCIALES NOMINA MENSUAL ENERO 2014',657.32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6501.3633985344" calcext:value-type="float">
            <text:p>16501.36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10001','2014-01-31','---','-------------------------','6110800004505000001','SCGCMP','SNOINTMEN010001','D','PROVISION DE INTERESES DE PRESTACIONES SOCIALES NOMINA MENSUAL ENERO 2014',16501.3633985344,35);" calcext:value-type="string">
            <text:p>INSERT INTO scg_dt_cmp VALUES('0001','SCGCMP','SNOINTMEN010001','2014-01-31','---','-------------------------','6110800004505000001','SCGCMP','SNOINTMEN010001','D','PROVISION DE INTERESES DE PRESTACIONES SOCIALES NOMINA MENSUAL ENERO 2014',16501.363398534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093.26" calcext:value-type="float">
            <text:p>2093.26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10001','2014-01-31','---','-------------------------','6110800003600000001','SCGCMP','SNOINTMEN010001','D','PROVISION DE INTERESES DE PRESTACIONES SOCIALES NOMINA MENSUAL ENERO 2014',2093.26,36);" calcext:value-type="string">
            <text:p>INSERT INTO scg_dt_cmp VALUES('0001','SCGCMP','SNOINTMEN010001','2014-01-31','---','-------------------------','6110800003600000001','SCGCMP','SNOINTMEN010001','D','PROVISION DE INTERESES DE PRESTACIONES SOCIALES NOMINA MENSUAL ENERO 2014',2093.26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5525.87" calcext:value-type="float">
            <text:p>5525.87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10001','2014-01-31','---','-------------------------','6110800003902000001','SCGCMP','SNOINTMEN010001','D','PROVISION DE INTERESES DE PRESTACIONES SOCIALES NOMINA MENSUAL ENERO 2014',5525.87,37);" calcext:value-type="string">
            <text:p>INSERT INTO scg_dt_cmp VALUES('0001','SCGCMP','SNOINTMEN010001','2014-01-31','---','-------------------------','6110800003902000001','SCGCMP','SNOINTMEN010001','D','PROVISION DE INTERESES DE PRESTACIONES SOCIALES NOMINA MENSUAL ENERO 2014',5525.87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7305.85" calcext:value-type="float">
            <text:p>17305.85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10001','2014-01-31','---','-------------------------','6110800003701000001','SCGCMP','SNOINTMEN010001','D','PROVISION DE INTERESES DE PRESTACIONES SOCIALES NOMINA MENSUAL ENERO 2014',17305.85,38);" calcext:value-type="string">
            <text:p>INSERT INTO scg_dt_cmp VALUES('0001','SCGCMP','SNOINTMEN010001','2014-01-31','---','-------------------------','6110800003701000001','SCGCMP','SNOINTMEN010001','D','PROVISION DE INTERESES DE PRESTACIONES SOCIALES NOMINA MENSUAL ENERO 2014',17305.85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7374.99" calcext:value-type="float">
            <text:p>7374.99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10001','2014-01-31','---','-------------------------','6110800003200000001','SCGCMP','SNOINTMEN010001','D','PROVISION DE INTERESES DE PRESTACIONES SOCIALES NOMINA MENSUAL ENERO 2014',7374.99,39);" calcext:value-type="string">
            <text:p>INSERT INTO scg_dt_cmp VALUES('0001','SCGCMP','SNOINTMEN010001','2014-01-31','---','-------------------------','6110800003200000001','SCGCMP','SNOINTMEN010001','D','PROVISION DE INTERESES DE PRESTACIONES SOCIALES NOMINA MENSUAL ENERO 2014',7374.99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3404.87" calcext:value-type="float">
            <text:p>13404.87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10001','2014-01-31','---','-------------------------','6110800001301000001','SCGCMP','SNOINTMEN010001','D','PROVISION DE INTERESES DE PRESTACIONES SOCIALES NOMINA MENSUAL ENERO 2014',13404.87,40);" calcext:value-type="string">
            <text:p>INSERT INTO scg_dt_cmp VALUES('0001','SCGCMP','SNOINTMEN010001','2014-01-31','---','-------------------------','6110800001301000001','SCGCMP','SNOINTMEN010001','D','PROVISION DE INTERESES DE PRESTACIONES SOCIALES NOMINA MENSUAL ENERO 2014',13404.87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0637.61" calcext:value-type="float">
            <text:p>20637.61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10001','2014-01-31','---','-------------------------','6110800004202000001','SCGCMP','SNOINTMEN010001','D','PROVISION DE INTERESES DE PRESTACIONES SOCIALES NOMINA MENSUAL ENERO 2014',20637.61,41);" calcext:value-type="string">
            <text:p>INSERT INTO scg_dt_cmp VALUES('0001','SCGCMP','SNOINTMEN010001','2014-01-31','---','-------------------------','6110800004202000001','SCGCMP','SNOINTMEN010001','D','PROVISION DE INTERESES DE PRESTACIONES SOCIALES NOMINA MENSUAL ENERO 2014',20637.61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6084.81909641403" calcext:value-type="float">
            <text:p>6084.82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10001','2014-01-31','---','-------------------------','6110800004506000001','SCGCMP','SNOINTMEN010001','D','PROVISION DE INTERESES DE PRESTACIONES SOCIALES NOMINA MENSUAL ENERO 2014',6084.81909641403,42);" calcext:value-type="string">
            <text:p>INSERT INTO scg_dt_cmp VALUES('0001','SCGCMP','SNOINTMEN010001','2014-01-31','---','-------------------------','6110800004506000001','SCGCMP','SNOINTMEN010001','D','PROVISION DE INTERESES DE PRESTACIONES SOCIALES NOMINA MENSUAL ENERO 2014',6084.81909641403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5239.04" calcext:value-type="float">
            <text:p>5239.04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10001','2014-01-31','---','-------------------------','6110800002103000001','SCGCMP','SNOINTMEN010001','D','PROVISION DE INTERESES DE PRESTACIONES SOCIALES NOMINA MENSUAL ENERO 2014',5239.04,43);" calcext:value-type="string">
            <text:p>INSERT INTO scg_dt_cmp VALUES('0001','SCGCMP','SNOINTMEN010001','2014-01-31','---','-------------------------','6110800002103000001','SCGCMP','SNOINTMEN010001','D','PROVISION DE INTERESES DE PRESTACIONES SOCIALES NOMINA MENSUAL ENERO 2014',5239.04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840.95454817294" calcext:value-type="float">
            <text:p>2840.95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10001','2014-01-31','---','-------------------------','6110800004001000001','SCGCMP','SNOINTMEN010001','D','PROVISION DE INTERESES DE PRESTACIONES SOCIALES NOMINA MENSUAL ENERO 2014',2840.95454817294,44);" calcext:value-type="string">
            <text:p>INSERT INTO scg_dt_cmp VALUES('0001','SCGCMP','SNOINTMEN010001','2014-01-31','---','-------------------------','6110800004001000001','SCGCMP','SNOINTMEN010001','D','PROVISION DE INTERESES DE PRESTACIONES SOCIALES NOMINA MENSUAL ENERO 2014',2840.95454817294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43039.07" calcext:value-type="float">
            <text:p>43039.07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10001','2014-01-31','---','-------------------------','6110800003201000001','SCGCMP','SNOINTMEN010001','D','PROVISION DE INTERESES DE PRESTACIONES SOCIALES NOMINA MENSUAL ENERO 2014',43039.07,45);" calcext:value-type="string">
            <text:p>INSERT INTO scg_dt_cmp VALUES('0001','SCGCMP','SNOINTMEN010001','2014-01-31','---','-------------------------','6110800003201000001','SCGCMP','SNOINTMEN010001','D','PROVISION DE INTERESES DE PRESTACIONES SOCIALES NOMINA MENSUAL ENERO 2014',43039.07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307.19" calcext:value-type="float">
            <text:p>307.19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10001','2014-01-31','---','-------------------------','6110800001300000001','SCGCMP','SNOINTMEN010001','D','PROVISION DE INTERESES DE PRESTACIONES SOCIALES NOMINA MENSUAL ENERO 2014',307.19,46);" calcext:value-type="string">
            <text:p>INSERT INTO scg_dt_cmp VALUES('0001','SCGCMP','SNOINTMEN010001','2014-01-31','---','-------------------------','6110800001300000001','SCGCMP','SNOINTMEN010001','D','PROVISION DE INTERESES DE PRESTACIONES SOCIALES NOMINA MENSUAL ENERO 2014',307.19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2958.23" calcext:value-type="float">
            <text:p>2958.23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10001','2014-01-31','---','-------------------------','6110800002905000001','SCGCMP','SNOINTMEN010001','D','PROVISION DE INTERESES DE PRESTACIONES SOCIALES NOMINA MENSUAL ENERO 2014',2958.23,47);" calcext:value-type="string">
            <text:p>INSERT INTO scg_dt_cmp VALUES('0001','SCGCMP','SNOINTMEN010001','2014-01-31','---','-------------------------','6110800002905000001','SCGCMP','SNOINTMEN010001','D','PROVISION DE INTERESES DE PRESTACIONES SOCIALES NOMINA MENSUAL ENERO 2014',2958.23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4425.63" calcext:value-type="float">
            <text:p>4425.63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10001','2014-01-31','---','-------------------------','6110800002200000001','SCGCMP','SNOINTMEN010001','D','PROVISION DE INTERESES DE PRESTACIONES SOCIALES NOMINA MENSUAL ENERO 2014',4425.63,48);" calcext:value-type="string">
            <text:p>INSERT INTO scg_dt_cmp VALUES('0001','SCGCMP','SNOINTMEN010001','2014-01-31','---','-------------------------','6110800002200000001','SCGCMP','SNOINTMEN010001','D','PROVISION DE INTERESES DE PRESTACIONES SOCIALES NOMINA MENSUAL ENERO 2014',4425.63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3266.83" calcext:value-type="float">
            <text:p>3266.83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10001','2014-01-31','---','-------------------------','6110800004500000001','SCGCMP','SNOINTMEN010001','D','PROVISION DE INTERESES DE PRESTACIONES SOCIALES NOMINA MENSUAL ENERO 2014',3266.83,49);" calcext:value-type="string">
            <text:p>INSERT INTO scg_dt_cmp VALUES('0001','SCGCMP','SNOINTMEN010001','2014-01-31','---','-------------------------','6110800004500000001','SCGCMP','SNOINTMEN010001','D','PROVISION DE INTERESES DE PRESTACIONES SOCIALES NOMINA MENSUAL ENERO 2014',3266.83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1221.14" calcext:value-type="float">
            <text:p>1221.14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10001','2014-01-31','---','-------------------------','6110800002106000001','SCGCMP','SNOINTMEN010001','D','PROVISION DE INTERESES DE PRESTACIONES SOCIALES NOMINA MENSUAL ENERO 2014',1221.14,50);" calcext:value-type="string">
            <text:p>INSERT INTO scg_dt_cmp VALUES('0001','SCGCMP','SNOINTMEN010001','2014-01-31','---','-------------------------','6110800002106000001','SCGCMP','SNOINTMEN010001','D','PROVISION DE INTERESES DE PRESTACIONES SOCIALES NOMINA MENSUAL ENERO 2014',1221.14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4450.68" calcext:value-type="float">
            <text:p>4450.68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10001','2014-01-31','---','-------------------------','6110800004800000001','SCGCMP','SNOINTMEN010001','D','PROVISION DE INTERESES DE PRESTACIONES SOCIALES NOMINA MENSUAL ENERO 2014',4450.68,51);" calcext:value-type="string">
            <text:p>INSERT INTO scg_dt_cmp VALUES('0001','SCGCMP','SNOINTMEN010001','2014-01-31','---','-------------------------','6110800004800000001','SCGCMP','SNOINTMEN010001','D','PROVISION DE INTERESES DE PRESTACIONES SOCIALES NOMINA MENSUAL ENERO 2014',4450.68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6247.92" calcext:value-type="float">
            <text:p>6247.92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10001','2014-01-31','---','-------------------------','6110800003601000001','SCGCMP','SNOINTMEN010001','D','PROVISION DE INTERESES DE PRESTACIONES SOCIALES NOMINA MENSUAL ENERO 2014',6247.92,52);" calcext:value-type="string">
            <text:p>INSERT INTO scg_dt_cmp VALUES('0001','SCGCMP','SNOINTMEN010001','2014-01-31','---','-------------------------','6110800003601000001','SCGCMP','SNOINTMEN010001','D','PROVISION DE INTERESES DE PRESTACIONES SOCIALES NOMINA MENSUAL ENERO 2014',6247.92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9693.41" calcext:value-type="float">
            <text:p>9693.41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10001','2014-01-31','---','-------------------------','6110800003305000001','SCGCMP','SNOINTMEN010001','D','PROVISION DE INTERESES DE PRESTACIONES SOCIALES NOMINA MENSUAL ENERO 2014',9693.41,53);" calcext:value-type="string">
            <text:p>INSERT INTO scg_dt_cmp VALUES('0001','SCGCMP','SNOINTMEN010001','2014-01-31','---','-------------------------','6110800003305000001','SCGCMP','SNOINTMEN010001','D','PROVISION DE INTERESES DE PRESTACIONES SOCIALES NOMINA MENSUAL ENERO 2014',9693.41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4285.81" calcext:value-type="float">
            <text:p>4285.81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10001','2014-01-31','---','-------------------------','6110800002304000001','SCGCMP','SNOINTMEN010001','D','PROVISION DE INTERESES DE PRESTACIONES SOCIALES NOMINA MENSUAL ENERO 2014',4285.81,54);" calcext:value-type="string">
            <text:p>INSERT INTO scg_dt_cmp VALUES('0001','SCGCMP','SNOINTMEN010001','2014-01-31','---','-------------------------','6110800002304000001','SCGCMP','SNOINTMEN010001','D','PROVISION DE INTERESES DE PRESTACIONES SOCIALES NOMINA MENSUAL ENERO 2014',4285.81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4905.66" calcext:value-type="float">
            <text:p>4905.66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10001','2014-01-31','---','-------------------------','6110800002602000001','SCGCMP','SNOINTMEN010001','D','PROVISION DE INTERESES DE PRESTACIONES SOCIALES NOMINA MENSUAL ENERO 2014',4905.66,55);" calcext:value-type="string">
            <text:p>INSERT INTO scg_dt_cmp VALUES('0001','SCGCMP','SNOINTMEN010001','2014-01-31','---','-------------------------','6110800002602000001','SCGCMP','SNOINTMEN010001','D','PROVISION DE INTERESES DE PRESTACIONES SOCIALES NOMINA MENSUAL ENERO 2014',4905.66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6055.5461112472" calcext:value-type="float">
            <text:p>16055.55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10001','2014-01-31','---','-------------------------','6110800002901000001','SCGCMP','SNOINTMEN010001','D','PROVISION DE INTERESES DE PRESTACIONES SOCIALES NOMINA MENSUAL ENERO 2014',16055.5461112472,56);" calcext:value-type="string">
            <text:p>INSERT INTO scg_dt_cmp VALUES('0001','SCGCMP','SNOINTMEN010001','2014-01-31','---','-------------------------','6110800002901000001','SCGCMP','SNOINTMEN010001','D','PROVISION DE INTERESES DE PRESTACIONES SOCIALES NOMINA MENSUAL ENERO 2014',16055.5461112472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0415.24" calcext:value-type="float">
            <text:p>10415.24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10001','2014-01-31','---','-------------------------','6110800003802000001','SCGCMP','SNOINTMEN010001','D','PROVISION DE INTERESES DE PRESTACIONES SOCIALES NOMINA MENSUAL ENERO 2014',10415.24,57);" calcext:value-type="string">
            <text:p>INSERT INTO scg_dt_cmp VALUES('0001','SCGCMP','SNOINTMEN010001','2014-01-31','---','-------------------------','6110800003802000001','SCGCMP','SNOINTMEN010001','D','PROVISION DE INTERESES DE PRESTACIONES SOCIALES NOMINA MENSUAL ENERO 2014',10415.24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2862.14" calcext:value-type="float">
            <text:p>2862.14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10001','2014-01-31','---','-------------------------','6110800002300000001','SCGCMP','SNOINTMEN010001','D','PROVISION DE INTERESES DE PRESTACIONES SOCIALES NOMINA MENSUAL ENERO 2014',2862.14,58);" calcext:value-type="string">
            <text:p>INSERT INTO scg_dt_cmp VALUES('0001','SCGCMP','SNOINTMEN010001','2014-01-31','---','-------------------------','6110800002300000001','SCGCMP','SNOINTMEN010001','D','PROVISION DE INTERESES DE PRESTACIONES SOCIALES NOMINA MENSUAL ENERO 2014',2862.14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3336.77" calcext:value-type="float">
            <text:p>3336.77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10001','2014-01-31','---','-------------------------','6110800002800000001','SCGCMP','SNOINTMEN010001','D','PROVISION DE INTERESES DE PRESTACIONES SOCIALES NOMINA MENSUAL ENERO 2014',3336.77,59);" calcext:value-type="string">
            <text:p>INSERT INTO scg_dt_cmp VALUES('0001','SCGCMP','SNOINTMEN010001','2014-01-31','---','-------------------------','6110800002800000001','SCGCMP','SNOINTMEN010001','D','PROVISION DE INTERESES DE PRESTACIONES SOCIALES NOMINA MENSUAL ENERO 2014',3336.77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3003.57" calcext:value-type="float">
            <text:p>3003.57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10001','2014-01-31','---','-------------------------','6110800003101000001','SCGCMP','SNOINTMEN010001','D','PROVISION DE INTERESES DE PRESTACIONES SOCIALES NOMINA MENSUAL ENERO 2014',3003.57,60);" calcext:value-type="string">
            <text:p>INSERT INTO scg_dt_cmp VALUES('0001','SCGCMP','SNOINTMEN010001','2014-01-31','---','-------------------------','6110800003101000001','SCGCMP','SNOINTMEN010001','D','PROVISION DE INTERESES DE PRESTACIONES SOCIALES NOMINA MENSUAL ENERO 2014',3003.57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29173.69" calcext:value-type="float">
            <text:p>29173.69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10001','2014-01-31','---','-------------------------','6110800004203000001','SCGCMP','SNOINTMEN010001','D','PROVISION DE INTERESES DE PRESTACIONES SOCIALES NOMINA MENSUAL ENERO 2014',29173.69,61);" calcext:value-type="string">
            <text:p>INSERT INTO scg_dt_cmp VALUES('0001','SCGCMP','SNOINTMEN010001','2014-01-31','---','-------------------------','6110800004203000001','SCGCMP','SNOINTMEN010001','D','PROVISION DE INTERESES DE PRESTACIONES SOCIALES NOMINA MENSUAL ENERO 2014',29173.69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4661.96628400639" calcext:value-type="float">
            <text:p>4661.97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10001','2014-01-31','---','-------------------------','6110800003301000001','SCGCMP','SNOINTMEN010001','D','PROVISION DE INTERESES DE PRESTACIONES SOCIALES NOMINA MENSUAL ENERO 2014',4661.96628400639,62);" calcext:value-type="string">
            <text:p>INSERT INTO scg_dt_cmp VALUES('0001','SCGCMP','SNOINTMEN010001','2014-01-31','---','-------------------------','6110800003301000001','SCGCMP','SNOINTMEN010001','D','PROVISION DE INTERESES DE PRESTACIONES SOCIALES NOMINA MENSUAL ENERO 2014',4661.96628400639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553.87" calcext:value-type="float">
            <text:p>4553.87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10001','2014-01-31','---','-------------------------','6110800004102000001','SCGCMP','SNOINTMEN010001','D','PROVISION DE INTERESES DE PRESTACIONES SOCIALES NOMINA MENSUAL ENERO 2014',4553.87,63);" calcext:value-type="string">
            <text:p>INSERT INTO scg_dt_cmp VALUES('0001','SCGCMP','SNOINTMEN010001','2014-01-31','---','-------------------------','6110800004102000001','SCGCMP','SNOINTMEN010001','D','PROVISION DE INTERESES DE PRESTACIONES SOCIALES NOMINA MENSUAL ENERO 2014',4553.87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3613.16" calcext:value-type="float">
            <text:p>3613.16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10001','2014-01-31','---','-------------------------','6110800003100000001','SCGCMP','SNOINTMEN010001','D','PROVISION DE INTERESES DE PRESTACIONES SOCIALES NOMINA MENSUAL ENERO 2014',3613.16,64);" calcext:value-type="string">
            <text:p>INSERT INTO scg_dt_cmp VALUES('0001','SCGCMP','SNOINTMEN010001','2014-01-31','---','-------------------------','6110800003100000001','SCGCMP','SNOINTMEN010001','D','PROVISION DE INTERESES DE PRESTACIONES SOCIALES NOMINA MENSUAL ENERO 2014',3613.16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18106.31" calcext:value-type="float">
            <text:p>18106.31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10001','2014-01-31','---','-------------------------','6110800002402000001','SCGCMP','SNOINTMEN010001','D','PROVISION DE INTERESES DE PRESTACIONES SOCIALES NOMINA MENSUAL ENERO 2014',18106.31,65);" calcext:value-type="string">
            <text:p>INSERT INTO scg_dt_cmp VALUES('0001','SCGCMP','SNOINTMEN010001','2014-01-31','---','-------------------------','6110800002402000001','SCGCMP','SNOINTMEN010001','D','PROVISION DE INTERESES DE PRESTACIONES SOCIALES NOMINA MENSUAL ENERO 2014',18106.31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3971.72" calcext:value-type="float">
            <text:p>3971.72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10001','2014-01-31','---','-------------------------','6110800003602000001','SCGCMP','SNOINTMEN010001','D','PROVISION DE INTERESES DE PRESTACIONES SOCIALES NOMINA MENSUAL ENERO 2014',3971.72,66);" calcext:value-type="string">
            <text:p>INSERT INTO scg_dt_cmp VALUES('0001','SCGCMP','SNOINTMEN010001','2014-01-31','---','-------------------------','6110800003602000001','SCGCMP','SNOINTMEN010001','D','PROVISION DE INTERESES DE PRESTACIONES SOCIALES NOMINA MENSUAL ENERO 2014',3971.72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2376.82" calcext:value-type="float">
            <text:p>2376.82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10001','2014-01-31','---','-------------------------','6110800003903000001','SCGCMP','SNOINTMEN010001','D','PROVISION DE INTERESES DE PRESTACIONES SOCIALES NOMINA MENSUAL ENERO 2014',2376.82,67);" calcext:value-type="string">
            <text:p>INSERT INTO scg_dt_cmp VALUES('0001','SCGCMP','SNOINTMEN010001','2014-01-31','---','-------------------------','6110800003903000001','SCGCMP','SNOINTMEN010001','D','PROVISION DE INTERESES DE PRESTACIONES SOCIALES NOMINA MENSUAL ENERO 2014',2376.82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002.67940274438" calcext:value-type="float">
            <text:p>4002.68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10001','2014-01-31','---','-------------------------','6110800004504000001','SCGCMP','SNOINTMEN010001','D','PROVISION DE INTERESES DE PRESTACIONES SOCIALES NOMINA MENSUAL ENERO 2014',4002.67940274438,68);" calcext:value-type="string">
            <text:p>INSERT INTO scg_dt_cmp VALUES('0001','SCGCMP','SNOINTMEN010001','2014-01-31','---','-------------------------','6110800004504000001','SCGCMP','SNOINTMEN010001','D','PROVISION DE INTERESES DE PRESTACIONES SOCIALES NOMINA MENSUAL ENERO 2014',4002.67940274438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51033.6557291526" calcext:value-type="float">
            <text:p>51033.66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10001','2014-01-31','---','-------------------------','6110800002002000001','SCGCMP','SNOINTMEN010001','D','PROVISION DE INTERESES DE PRESTACIONES SOCIALES NOMINA MENSUAL ENERO 2014',51033.6557291526,69);" calcext:value-type="string">
            <text:p>INSERT INTO scg_dt_cmp VALUES('0001','SCGCMP','SNOINTMEN010001','2014-01-31','---','-------------------------','6110800002002000001','SCGCMP','SNOINTMEN010001','D','PROVISION DE INTERESES DE PRESTACIONES SOCIALES NOMINA MENSUAL ENERO 2014',51033.6557291526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6941.15" calcext:value-type="float">
            <text:p>6941.15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10001','2014-01-31','---','-------------------------','6110800002500000001','SCGCMP','SNOINTMEN010001','D','PROVISION DE INTERESES DE PRESTACIONES SOCIALES NOMINA MENSUAL ENERO 2014',6941.15,70);" calcext:value-type="string">
            <text:p>INSERT INTO scg_dt_cmp VALUES('0001','SCGCMP','SNOINTMEN010001','2014-01-31','---','-------------------------','6110800002500000001','SCGCMP','SNOINTMEN010001','D','PROVISION DE INTERESES DE PRESTACIONES SOCIALES NOMINA MENSUAL ENERO 2014',6941.15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757.19" calcext:value-type="float">
            <text:p>1757.19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10001','2014-01-31','---','-------------------------','6110800002105000001','SCGCMP','SNOINTMEN010001','D','PROVISION DE INTERESES DE PRESTACIONES SOCIALES NOMINA MENSUAL ENERO 2014',1757.19,71);" calcext:value-type="string">
            <text:p>INSERT INTO scg_dt_cmp VALUES('0001','SCGCMP','SNOINTMEN010001','2014-01-31','---','-------------------------','6110800002105000001','SCGCMP','SNOINTMEN010001','D','PROVISION DE INTERESES DE PRESTACIONES SOCIALES NOMINA MENSUAL ENERO 2014',1757.19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278.09" calcext:value-type="float">
            <text:p>2278.09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10001','2014-01-31','---','-------------------------','6110800004103000001','SCGCMP','SNOINTMEN010001','D','PROVISION DE INTERESES DE PRESTACIONES SOCIALES NOMINA MENSUAL ENERO 2014',2278.09,72);" calcext:value-type="string">
            <text:p>INSERT INTO scg_dt_cmp VALUES('0001','SCGCMP','SNOINTMEN010001','2014-01-31','---','-------------------------','6110800004103000001','SCGCMP','SNOINTMEN010001','D','PROVISION DE INTERESES DE PRESTACIONES SOCIALES NOMINA MENSUAL ENERO 2014',2278.09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4881.51" calcext:value-type="float">
            <text:p>4881.51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10001','2014-01-31','---','-------------------------','6110800004002000001','SCGCMP','SNOINTMEN010001','D','PROVISION DE INTERESES DE PRESTACIONES SOCIALES NOMINA MENSUAL ENERO 2014',4881.51,73);" calcext:value-type="string">
            <text:p>INSERT INTO scg_dt_cmp VALUES('0001','SCGCMP','SNOINTMEN010001','2014-01-31','---','-------------------------','6110800004002000001','SCGCMP','SNOINTMEN010001','D','PROVISION DE INTERESES DE PRESTACIONES SOCIALES NOMINA MENSUAL ENERO 2014',4881.51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4099.09" calcext:value-type="float">
            <text:p>4099.09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10001','2014-01-31','---','-------------------------','6110800002805000001','SCGCMP','SNOINTMEN010001','D','PROVISION DE INTERESES DE PRESTACIONES SOCIALES NOMINA MENSUAL ENERO 2014',4099.09,74);" calcext:value-type="string">
            <text:p>INSERT INTO scg_dt_cmp VALUES('0001','SCGCMP','SNOINTMEN010001','2014-01-31','---','-------------------------','6110800002805000001','SCGCMP','SNOINTMEN010001','D','PROVISION DE INTERESES DE PRESTACIONES SOCIALES NOMINA MENSUAL ENERO 2014',4099.09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5390.89" calcext:value-type="float">
            <text:p>15390.89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10001','2014-01-31','---','-------------------------','6110800004601000001','SCGCMP','SNOINTMEN010001','D','PROVISION DE INTERESES DE PRESTACIONES SOCIALES NOMINA MENSUAL ENERO 2014',15390.89,75);" calcext:value-type="string">
            <text:p>INSERT INTO scg_dt_cmp VALUES('0001','SCGCMP','SNOINTMEN010001','2014-01-31','---','-------------------------','6110800004601000001','SCGCMP','SNOINTMEN010001','D','PROVISION DE INTERESES DE PRESTACIONES SOCIALES NOMINA MENSUAL ENERO 2014',15390.89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1009.886019469" calcext:value-type="float">
            <text:p>11009.89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10001','2014-01-31','---','-------------------------','6110800002400000001','SCGCMP','SNOINTMEN010001','D','PROVISION DE INTERESES DE PRESTACIONES SOCIALES NOMINA MENSUAL ENERO 2014',11009.886019469,76);" calcext:value-type="string">
            <text:p>INSERT INTO scg_dt_cmp VALUES('0001','SCGCMP','SNOINTMEN010001','2014-01-31','---','-------------------------','6110800002400000001','SCGCMP','SNOINTMEN010001','D','PROVISION DE INTERESES DE PRESTACIONES SOCIALES NOMINA MENSUAL ENERO 2014',11009.886019469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8073.39" calcext:value-type="float">
            <text:p>8073.39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10001','2014-01-31','---','-------------------------','6110800003300000001','SCGCMP','SNOINTMEN010001','D','PROVISION DE INTERESES DE PRESTACIONES SOCIALES NOMINA MENSUAL ENERO 2014',8073.39,77);" calcext:value-type="string">
            <text:p>INSERT INTO scg_dt_cmp VALUES('0001','SCGCMP','SNOINTMEN010001','2014-01-31','---','-------------------------','6110800003300000001','SCGCMP','SNOINTMEN010001','D','PROVISION DE INTERESES DE PRESTACIONES SOCIALES NOMINA MENSUAL ENERO 2014',8073.39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071.99" calcext:value-type="float">
            <text:p>2071.99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10001','2014-01-31','---','-------------------------','6110800002405000001','SCGCMP','SNOINTMEN010001','D','PROVISION DE INTERESES DE PRESTACIONES SOCIALES NOMINA MENSUAL ENERO 2014',2071.99,78);" calcext:value-type="string">
            <text:p>INSERT INTO scg_dt_cmp VALUES('0001','SCGCMP','SNOINTMEN010001','2014-01-31','---','-------------------------','6110800002405000001','SCGCMP','SNOINTMEN010001','D','PROVISION DE INTERESES DE PRESTACIONES SOCIALES NOMINA MENSUAL ENERO 2014',2071.99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3690.68" calcext:value-type="float">
            <text:p>3690.68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10001','2014-01-31','---','-------------------------','6110800002904000001','SCGCMP','SNOINTMEN010001','D','PROVISION DE INTERESES DE PRESTACIONES SOCIALES NOMINA MENSUAL ENERO 2014',3690.68,79);" calcext:value-type="string">
            <text:p>INSERT INTO scg_dt_cmp VALUES('0001','SCGCMP','SNOINTMEN010001','2014-01-31','---','-------------------------','6110800002904000001','SCGCMP','SNOINTMEN010001','D','PROVISION DE INTERESES DE PRESTACIONES SOCIALES NOMINA MENSUAL ENERO 2014',3690.68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5169.24" calcext:value-type="float">
            <text:p>5169.24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10001','2014-01-31','---','-------------------------','6110800002801000001','SCGCMP','SNOINTMEN010001','D','PROVISION DE INTERESES DE PRESTACIONES SOCIALES NOMINA MENSUAL ENERO 2014',5169.24,80);" calcext:value-type="string">
            <text:p>INSERT INTO scg_dt_cmp VALUES('0001','SCGCMP','SNOINTMEN010001','2014-01-31','---','-------------------------','6110800002801000001','SCGCMP','SNOINTMEN010001','D','PROVISION DE INTERESES DE PRESTACIONES SOCIALES NOMINA MENSUAL ENERO 2014',5169.24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6296.37" calcext:value-type="float">
            <text:p>6296.37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10001','2014-01-31','---','-------------------------','6110800004603000001','SCGCMP','SNOINTMEN010001','D','PROVISION DE INTERESES DE PRESTACIONES SOCIALES NOMINA MENSUAL ENERO 2014',6296.37,81);" calcext:value-type="string">
            <text:p>INSERT INTO scg_dt_cmp VALUES('0001','SCGCMP','SNOINTMEN010001','2014-01-31','---','-------------------------','6110800004603000001','SCGCMP','SNOINTMEN010001','D','PROVISION DE INTERESES DE PRESTACIONES SOCIALES NOMINA MENSUAL ENERO 2014',6296.37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8425.83" calcext:value-type="float">
            <text:p>8425.83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10001','2014-01-31','---','-------------------------','6110800004400000001','SCGCMP','SNOINTMEN010001','D','PROVISION DE INTERESES DE PRESTACIONES SOCIALES NOMINA MENSUAL ENERO 2014',8425.83,82);" calcext:value-type="string">
            <text:p>INSERT INTO scg_dt_cmp VALUES('0001','SCGCMP','SNOINTMEN010001','2014-01-31','---','-------------------------','6110800004400000001','SCGCMP','SNOINTMEN010001','D','PROVISION DE INTERESES DE PRESTACIONES SOCIALES NOMINA MENSUAL ENERO 2014',8425.83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4351.53200526731" calcext:value-type="float">
            <text:p>4351.53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10001','2014-01-31','---','-------------------------','6110800002306000001','SCGCMP','SNOINTMEN010001','D','PROVISION DE INTERESES DE PRESTACIONES SOCIALES NOMINA MENSUAL ENERO 2014',4351.53200526731,83);" calcext:value-type="string">
            <text:p>INSERT INTO scg_dt_cmp VALUES('0001','SCGCMP','SNOINTMEN010001','2014-01-31','---','-------------------------','6110800002306000001','SCGCMP','SNOINTMEN010001','D','PROVISION DE INTERESES DE PRESTACIONES SOCIALES NOMINA MENSUAL ENERO 2014',4351.53200526731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9204.4" calcext:value-type="float">
            <text:p>9204.40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10001','2014-01-31','---','-------------------------','6110800001101000001','SCGCMP','SNOINTMEN010001','D','PROVISION DE INTERESES DE PRESTACIONES SOCIALES NOMINA MENSUAL ENERO 2014',9204.4,84);" calcext:value-type="string">
            <text:p>INSERT INTO scg_dt_cmp VALUES('0001','SCGCMP','SNOINTMEN010001','2014-01-31','---','-------------------------','6110800001101000001','SCGCMP','SNOINTMEN010001','D','PROVISION DE INTERESES DE PRESTACIONES SOCIALES NOMINA MENSUAL ENERO 2014',9204.4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9386.81" calcext:value-type="float">
            <text:p>9386.81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10001','2014-01-31','---','-------------------------','6110800003102000001','SCGCMP','SNOINTMEN010001','D','PROVISION DE INTERESES DE PRESTACIONES SOCIALES NOMINA MENSUAL ENERO 2014',9386.81,85);" calcext:value-type="string">
            <text:p>INSERT INTO scg_dt_cmp VALUES('0001','SCGCMP','SNOINTMEN010001','2014-01-31','---','-------------------------','6110800003102000001','SCGCMP','SNOINTMEN010001','D','PROVISION DE INTERESES DE PRESTACIONES SOCIALES NOMINA MENSUAL ENERO 2014',9386.81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6136.33" calcext:value-type="float">
            <text:p>6136.33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10001','2014-01-31','---','-------------------------','6110800002004000001','SCGCMP','SNOINTMEN010001','D','PROVISION DE INTERESES DE PRESTACIONES SOCIALES NOMINA MENSUAL ENERO 2014',6136.33,86);" calcext:value-type="string">
            <text:p>INSERT INTO scg_dt_cmp VALUES('0001','SCGCMP','SNOINTMEN010001','2014-01-31','---','-------------------------','6110800002004000001','SCGCMP','SNOINTMEN010001','D','PROVISION DE INTERESES DE PRESTACIONES SOCIALES NOMINA MENSUAL ENERO 2014',6136.33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2695.72" calcext:value-type="float">
            <text:p>2695.72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10001','2014-01-31','---','-------------------------','6110800004100000001','SCGCMP','SNOINTMEN010001','D','PROVISION DE INTERESES DE PRESTACIONES SOCIALES NOMINA MENSUAL ENERO 2014',2695.72,87);" calcext:value-type="string">
            <text:p>INSERT INTO scg_dt_cmp VALUES('0001','SCGCMP','SNOINTMEN010001','2014-01-31','---','-------------------------','6110800004100000001','SCGCMP','SNOINTMEN010001','D','PROVISION DE INTERESES DE PRESTACIONES SOCIALES NOMINA MENSUAL ENERO 2014',2695.72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7823.62" calcext:value-type="float">
            <text:p>7823.62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10001','2014-01-31','---','-------------------------','6110800002101000001','SCGCMP','SNOINTMEN010001','D','PROVISION DE INTERESES DE PRESTACIONES SOCIALES NOMINA MENSUAL ENERO 2014',7823.62,88);" calcext:value-type="string">
            <text:p>INSERT INTO scg_dt_cmp VALUES('0001','SCGCMP','SNOINTMEN010001','2014-01-31','---','-------------------------','6110800002101000001','SCGCMP','SNOINTMEN010001','D','PROVISION DE INTERESES DE PRESTACIONES SOCIALES NOMINA MENSUAL ENERO 2014',7823.62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7476.58322758493" calcext:value-type="float">
            <text:p>7476.58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10001','2014-01-31','---','-------------------------','6110800004507000001','SCGCMP','SNOINTMEN010001','D','PROVISION DE INTERESES DE PRESTACIONES SOCIALES NOMINA MENSUAL ENERO 2014',7476.58322758493,89);" calcext:value-type="string">
            <text:p>INSERT INTO scg_dt_cmp VALUES('0001','SCGCMP','SNOINTMEN010001','2014-01-31','---','-------------------------','6110800004507000001','SCGCMP','SNOINTMEN010001','D','PROVISION DE INTERESES DE PRESTACIONES SOCIALES NOMINA MENSUAL ENERO 2014',7476.58322758493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5890.92" calcext:value-type="float">
            <text:p>5890.92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10001','2014-01-31','---','-------------------------','6110800002906000001','SCGCMP','SNOINTMEN010001','D','PROVISION DE INTERESES DE PRESTACIONES SOCIALES NOMINA MENSUAL ENERO 2014',5890.92,90);" calcext:value-type="string">
            <text:p>INSERT INTO scg_dt_cmp VALUES('0001','SCGCMP','SNOINTMEN010001','2014-01-31','---','-------------------------','6110800002906000001','SCGCMP','SNOINTMEN010001','D','PROVISION DE INTERESES DE PRESTACIONES SOCIALES NOMINA MENSUAL ENERO 2014',5890.92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15897.33" calcext:value-type="float">
            <text:p>15897.33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10001','2014-01-31','---','-------------------------','6110800003702000001','SCGCMP','SNOINTMEN010001','D','PROVISION DE INTERESES DE PRESTACIONES SOCIALES NOMINA MENSUAL ENERO 2014',15897.33,91);" calcext:value-type="string">
            <text:p>INSERT INTO scg_dt_cmp VALUES('0001','SCGCMP','SNOINTMEN010001','2014-01-31','---','-------------------------','6110800003702000001','SCGCMP','SNOINTMEN010001','D','PROVISION DE INTERESES DE PRESTACIONES SOCIALES NOMINA MENSUAL ENERO 2014',15897.33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8995.53" calcext:value-type="float">
            <text:p>8995.53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10001','2014-01-31','---','-------------------------','6110800003801000001','SCGCMP','SNOINTMEN010001','D','PROVISION DE INTERESES DE PRESTACIONES SOCIALES NOMINA MENSUAL ENERO 2014',8995.53,92);" calcext:value-type="string">
            <text:p>INSERT INTO scg_dt_cmp VALUES('0001','SCGCMP','SNOINTMEN010001','2014-01-31','---','-------------------------','6110800003801000001','SCGCMP','SNOINTMEN010001','D','PROVISION DE INTERESES DE PRESTACIONES SOCIALES NOMINA MENSUAL ENERO 2014',8995.53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4708.51" calcext:value-type="float">
            <text:p>4708.51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10001','2014-01-31','---','-------------------------','6110800004600000001','SCGCMP','SNOINTMEN010001','D','PROVISION DE INTERESES DE PRESTACIONES SOCIALES NOMINA MENSUAL ENERO 2014',4708.51,93);" calcext:value-type="string">
            <text:p>INSERT INTO scg_dt_cmp VALUES('0001','SCGCMP','SNOINTMEN010001','2014-01-31','---','-------------------------','6110800004600000001','SCGCMP','SNOINTMEN010001','D','PROVISION DE INTERESES DE PRESTACIONES SOCIALES NOMINA MENSUAL ENERO 2014',4708.51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7452.65" calcext:value-type="float">
            <text:p>7452.65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10001','2014-01-31','---','-------------------------','6110800002601000001','SCGCMP','SNOINTMEN010001','D','PROVISION DE INTERESES DE PRESTACIONES SOCIALES NOMINA MENSUAL ENERO 2014',7452.65,94);" calcext:value-type="string">
            <text:p>INSERT INTO scg_dt_cmp VALUES('0001','SCGCMP','SNOINTMEN010001','2014-01-31','---','-------------------------','6110800002601000001','SCGCMP','SNOINTMEN010001','D','PROVISION DE INTERESES DE PRESTACIONES SOCIALES NOMINA MENSUAL ENERO 2014',7452.65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2728.67" calcext:value-type="float">
            <text:p>2728.67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10001','2014-01-31','---','-------------------------','6110800004000000001','SCGCMP','SNOINTMEN010001','D','PROVISION DE INTERESES DE PRESTACIONES SOCIALES NOMINA MENSUAL ENERO 2014',2728.67,95);" calcext:value-type="string">
            <text:p>INSERT INTO scg_dt_cmp VALUES('0001','SCGCMP','SNOINTMEN010001','2014-01-31','---','-------------------------','6110800004000000001','SCGCMP','SNOINTMEN010001','D','PROVISION DE INTERESES DE PRESTACIONES SOCIALES NOMINA MENSUAL ENERO 2014',2728.67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039.23" calcext:value-type="float">
            <text:p>3039.23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10001','2014-01-31','---','-------------------------','6110800003901000001','SCGCMP','SNOINTMEN010001','D','PROVISION DE INTERESES DE PRESTACIONES SOCIALES NOMINA MENSUAL ENERO 2014',3039.23,96);" calcext:value-type="string">
            <text:p>INSERT INTO scg_dt_cmp VALUES('0001','SCGCMP','SNOINTMEN010001','2014-01-31','---','-------------------------','6110800003901000001','SCGCMP','SNOINTMEN010001','D','PROVISION DE INTERESES DE PRESTACIONES SOCIALES NOMINA MENSUAL ENERO 2014',3039.23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305.53" calcext:value-type="float">
            <text:p>305.53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10001','2014-01-31','---','-------------------------','6110800002407000001','SCGCMP','SNOINTMEN010001','D','PROVISION DE INTERESES DE PRESTACIONES SOCIALES NOMINA MENSUAL ENERO 2014',305.53,97);" calcext:value-type="string">
            <text:p>INSERT INTO scg_dt_cmp VALUES('0001','SCGCMP','SNOINTMEN010001','2014-01-31','---','-------------------------','6110800002407000001','SCGCMP','SNOINTMEN010001','D','PROVISION DE INTERESES DE PRESTACIONES SOCIALES NOMINA MENSUAL ENERO 2014',305.53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9156.36" calcext:value-type="float">
            <text:p>9156.36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10001','2014-01-31','---','-------------------------','6110800002404000001','SCGCMP','SNOINTMEN010001','D','PROVISION DE INTERESES DE PRESTACIONES SOCIALES NOMINA MENSUAL ENERO 2014',9156.36,98);" calcext:value-type="string">
            <text:p>INSERT INTO scg_dt_cmp VALUES('0001','SCGCMP','SNOINTMEN010001','2014-01-31','---','-------------------------','6110800002404000001','SCGCMP','SNOINTMEN010001','D','PROVISION DE INTERESES DE PRESTACIONES SOCIALES NOMINA MENSUAL ENERO 2014',9156.36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555.23" calcext:value-type="float">
            <text:p>555.23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10001','2014-01-31','---','-------------------------','6110800002807000001','SCGCMP','SNOINTMEN010001','D','PROVISION DE INTERESES DE PRESTACIONES SOCIALES NOMINA MENSUAL ENERO 2014',555.23,99);" calcext:value-type="string">
            <text:p>INSERT INTO scg_dt_cmp VALUES('0001','SCGCMP','SNOINTMEN010001','2014-01-31','---','-------------------------','6110800002807000001','SCGCMP','SNOINTMEN010001','D','PROVISION DE INTERESES DE PRESTACIONES SOCIALES NOMINA MENSUAL ENERO 2014',555.23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7346.05" calcext:value-type="float">
            <text:p>7346.05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10001','2014-01-31','---','-------------------------','6110800002804000001','SCGCMP','SNOINTMEN010001','D','PROVISION DE INTERESES DE PRESTACIONES SOCIALES NOMINA MENSUAL ENERO 2014',7346.05,100);" calcext:value-type="string">
            <text:p>INSERT INTO scg_dt_cmp VALUES('0001','SCGCMP','SNOINTMEN010001','2014-01-31','---','-------------------------','6110800002804000001','SCGCMP','SNOINTMEN010001','D','PROVISION DE INTERESES DE PRESTACIONES SOCIALES NOMINA MENSUAL ENERO 2014',7346.05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0546.39" calcext:value-type="float">
            <text:p>10546.39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10001','2014-01-31','---','-------------------------','6110800003202000001','SCGCMP','SNOINTMEN010001','D','PROVISION DE INTERESES DE PRESTACIONES SOCIALES NOMINA MENSUAL ENERO 2014',10546.39,101);" calcext:value-type="string">
            <text:p>INSERT INTO scg_dt_cmp VALUES('0001','SCGCMP','SNOINTMEN010001','2014-01-31','---','-------------------------','6110800003202000001','SCGCMP','SNOINTMEN010001','D','PROVISION DE INTERESES DE PRESTACIONES SOCIALES NOMINA MENSUAL ENERO 2014',10546.39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4974.32" calcext:value-type="float">
            <text:p>4974.32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10001','2014-01-31','---','-------------------------','6110800003700000001','SCGCMP','SNOINTMEN010001','D','PROVISION DE INTERESES DE PRESTACIONES SOCIALES NOMINA MENSUAL ENERO 2014',4974.32,102);" calcext:value-type="string">
            <text:p>INSERT INTO scg_dt_cmp VALUES('0001','SCGCMP','SNOINTMEN010001','2014-01-31','---','-------------------------','6110800003700000001','SCGCMP','SNOINTMEN010001','D','PROVISION DE INTERESES DE PRESTACIONES SOCIALES NOMINA MENSUAL ENERO 2014',4974.32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6987.1" calcext:value-type="float">
            <text:p>6987.10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10001','2014-01-31','---','-------------------------','6110800002401000001','SCGCMP','SNOINTMEN010001','D','PROVISION DE INTERESES DE PRESTACIONES SOCIALES NOMINA MENSUAL ENERO 2014',6987.1,103);" calcext:value-type="string">
            <text:p>INSERT INTO scg_dt_cmp VALUES('0001','SCGCMP','SNOINTMEN010001','2014-01-31','---','-------------------------','6110800002401000001','SCGCMP','SNOINTMEN010001','D','PROVISION DE INTERESES DE PRESTACIONES SOCIALES NOMINA MENSUAL ENERO 2014',6987.1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3650.0004305365" calcext:value-type="float">
            <text:p>13650.00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10001','2014-01-31','---','-------------------------','6110800002001000001','SCGCMP','SNOINTMEN010001','D','PROVISION DE INTERESES DE PRESTACIONES SOCIALES NOMINA MENSUAL ENERO 2014',13650.0004305365,104);" calcext:value-type="string">
            <text:p>INSERT INTO scg_dt_cmp VALUES('0001','SCGCMP','SNOINTMEN010001','2014-01-31','---','-------------------------','6110800002001000001','SCGCMP','SNOINTMEN010001','D','PROVISION DE INTERESES DE PRESTACIONES SOCIALES NOMINA MENSUAL ENERO 2014',13650.0004305365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6712.29" calcext:value-type="float">
            <text:p>6712.29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10001','2014-01-31','---','-------------------------','6110800002406000001','SCGCMP','SNOINTMEN010001','D','PROVISION DE INTERESES DE PRESTACIONES SOCIALES NOMINA MENSUAL ENERO 2014',6712.29,105);" calcext:value-type="string">
            <text:p>INSERT INTO scg_dt_cmp VALUES('0001','SCGCMP','SNOINTMEN010001','2014-01-31','---','-------------------------','6110800002406000001','SCGCMP','SNOINTMEN010001','D','PROVISION DE INTERESES DE PRESTACIONES SOCIALES NOMINA MENSUAL ENERO 2014',6712.29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1615.39" calcext:value-type="float">
            <text:p>11615.39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10001','2014-01-31','---','-------------------------','6110800003803000001','SCGCMP','SNOINTMEN010001','D','PROVISION DE INTERESES DE PRESTACIONES SOCIALES NOMINA MENSUAL ENERO 2014',11615.39,106);" calcext:value-type="string">
            <text:p>INSERT INTO scg_dt_cmp VALUES('0001','SCGCMP','SNOINTMEN010001','2014-01-31','---','-------------------------','6110800003803000001','SCGCMP','SNOINTMEN010001','D','PROVISION DE INTERESES DE PRESTACIONES SOCIALES NOMINA MENSUAL ENERO 2014',11615.39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1848.46" calcext:value-type="float">
            <text:p>1848.46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10001','2014-01-31','---','-------------------------','6110800002100000001','SCGCMP','SNOINTMEN010001','D','PROVISION DE INTERESES DE PRESTACIONES SOCIALES NOMINA MENSUAL ENERO 2014',1848.46,107);" calcext:value-type="string">
            <text:p>INSERT INTO scg_dt_cmp VALUES('0001','SCGCMP','SNOINTMEN010001','2014-01-31','---','-------------------------','6110800002100000001','SCGCMP','SNOINTMEN010001','D','PROVISION DE INTERESES DE PRESTACIONES SOCIALES NOMINA MENSUAL ENERO 2014',1848.46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8464.88" calcext:value-type="float">
            <text:p>8464.88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10001','2014-01-31','---','-------------------------','6110800003000000001','SCGCMP','SNOINTMEN010001','D','PROVISION DE INTERESES DE PRESTACIONES SOCIALES NOMINA MENSUAL ENERO 2014',8464.88,108);" calcext:value-type="string">
            <text:p>INSERT INTO scg_dt_cmp VALUES('0001','SCGCMP','SNOINTMEN010001','2014-01-31','---','-------------------------','6110800003000000001','SCGCMP','SNOINTMEN010001','D','PROVISION DE INTERESES DE PRESTACIONES SOCIALES NOMINA MENSUAL ENERO 2014',8464.88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4832.06" calcext:value-type="float">
            <text:p>4832.06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10001','2014-01-31','---','-------------------------','6110800004700000001','SCGCMP','SNOINTMEN010001','D','PROVISION DE INTERESES DE PRESTACIONES SOCIALES NOMINA MENSUAL ENERO 2014',4832.06,109);" calcext:value-type="string">
            <text:p>INSERT INTO scg_dt_cmp VALUES('0001','SCGCMP','SNOINTMEN010001','2014-01-31','---','-------------------------','6110800004700000001','SCGCMP','SNOINTMEN010001','D','PROVISION DE INTERESES DE PRESTACIONES SOCIALES NOMINA MENSUAL ENERO 2014',4832.06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3817.8" calcext:value-type="float">
            <text:p>3817.80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10001','2014-01-31','---','-------------------------','6110800002702000001','SCGCMP','SNOINTMEN010001','D','PROVISION DE INTERESES DE PRESTACIONES SOCIALES NOMINA MENSUAL ENERO 2014',3817.8,110);" calcext:value-type="string">
            <text:p>INSERT INTO scg_dt_cmp VALUES('0001','SCGCMP','SNOINTMEN010001','2014-01-31','---','-------------------------','6110800002702000001','SCGCMP','SNOINTMEN010001','D','PROVISION DE INTERESES DE PRESTACIONES SOCIALES NOMINA MENSUAL ENERO 2014',3817.8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1168.77" calcext:value-type="float">
            <text:p>11168.77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10001','2014-01-31','---','-------------------------','6110800003002000001','SCGCMP','SNOINTMEN010001','D','PROVISION DE INTERESES DE PRESTACIONES SOCIALES NOMINA MENSUAL ENERO 2014',11168.77,111);" calcext:value-type="string">
            <text:p>INSERT INTO scg_dt_cmp VALUES('0001','SCGCMP','SNOINTMEN010001','2014-01-31','---','-------------------------','6110800003002000001','SCGCMP','SNOINTMEN010001','D','PROVISION DE INTERESES DE PRESTACIONES SOCIALES NOMINA MENSUAL ENERO 2014',11168.77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3292.86" calcext:value-type="float">
            <text:p>13292.86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10001','2014-01-31','---','-------------------------','6110800002700000001','SCGCMP','SNOINTMEN010001','D','PROVISION DE INTERESES DE PRESTACIONES SOCIALES NOMINA MENSUAL ENERO 2014',13292.86,112);" calcext:value-type="string">
            <text:p>INSERT INTO scg_dt_cmp VALUES('0001','SCGCMP','SNOINTMEN010001','2014-01-31','---','-------------------------','6110800002700000001','SCGCMP','SNOINTMEN010001','D','PROVISION DE INTERESES DE PRESTACIONES SOCIALES NOMINA MENSUAL ENERO 2014',13292.86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4967.27" calcext:value-type="float">
            <text:p>4967.27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10001','2014-01-31','---','-------------------------','6110800003900000001','SCGCMP','SNOINTMEN010001','D','PROVISION DE INTERESES DE PRESTACIONES SOCIALES NOMINA MENSUAL ENERO 2014',4967.27,113);" calcext:value-type="string">
            <text:p>INSERT INTO scg_dt_cmp VALUES('0001','SCGCMP','SNOINTMEN010001','2014-01-31','---','-------------------------','6110800003900000001','SCGCMP','SNOINTMEN010001','D','PROVISION DE INTERESES DE PRESTACIONES SOCIALES NOMINA MENSUAL ENERO 2014',4967.27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261.15" calcext:value-type="float">
            <text:p>2261.15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10001','2014-01-31','---','-------------------------','6110800001302000001','SCGCMP','SNOINTMEN010001','D','PROVISION DE INTERESES DE PRESTACIONES SOCIALES NOMINA MENSUAL ENERO 2014',2261.15,114);" calcext:value-type="string">
            <text:p>INSERT INTO scg_dt_cmp VALUES('0001','SCGCMP','SNOINTMEN010001','2014-01-31','---','-------------------------','6110800001302000001','SCGCMP','SNOINTMEN010001','D','PROVISION DE INTERESES DE PRESTACIONES SOCIALES NOMINA MENSUAL ENERO 2014',2261.15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521.3" calcext:value-type="float">
            <text:p>3521.30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10001','2014-01-31','---','-------------------------','6110800003302000001','SCGCMP','SNOINTMEN010001','D','PROVISION DE INTERESES DE PRESTACIONES SOCIALES NOMINA MENSUAL ENERO 2014',3521.3,115);" calcext:value-type="string">
            <text:p>INSERT INTO scg_dt_cmp VALUES('0001','SCGCMP','SNOINTMEN010001','2014-01-31','---','-------------------------','6110800003302000001','SCGCMP','SNOINTMEN010001','D','PROVISION DE INTERESES DE PRESTACIONES SOCIALES NOMINA MENSUAL ENERO 2014',3521.3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2603.9867083534" calcext:value-type="float">
            <text:p>12603.99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10001','2014-01-31','---','-------------------------','6110800002900000001','SCGCMP','SNOINTMEN010001','D','PROVISION DE INTERESES DE PRESTACIONES SOCIALES NOMINA MENSUAL ENERO 2014',12603.9867083534,116);" calcext:value-type="string">
            <text:p>INSERT INTO scg_dt_cmp VALUES('0001','SCGCMP','SNOINTMEN010001','2014-01-31','---','-------------------------','6110800002900000001','SCGCMP','SNOINTMEN010001','D','PROVISION DE INTERESES DE PRESTACIONES SOCIALES NOMINA MENSUAL ENERO 2014',12603.9867083534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0613.57" calcext:value-type="float">
            <text:p>10613.57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10001','2014-01-31','---','-------------------------','6110800004508000001','SCGCMP','SNOINTMEN010001','D','PROVISION DE INTERESES DE PRESTACIONES SOCIALES NOMINA MENSUAL ENERO 2014',10613.57,117);" calcext:value-type="string">
            <text:p>INSERT INTO scg_dt_cmp VALUES('0001','SCGCMP','SNOINTMEN010001','2014-01-31','---','-------------------------','6110800004508000001','SCGCMP','SNOINTMEN010001','D','PROVISION DE INTERESES DE PRESTACIONES SOCIALES NOMINA MENSUAL ENERO 2014',10613.57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26723.75" calcext:value-type="float">
            <text:p>26723.75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10001','2014-01-31','---','-------------------------','6110800002301000001','SCGCMP','SNOINTMEN010001','D','PROVISION DE INTERESES DE PRESTACIONES SOCIALES NOMINA MENSUAL ENERO 2014',26723.75,118);" calcext:value-type="string">
            <text:p>INSERT INTO scg_dt_cmp VALUES('0001','SCGCMP','SNOINTMEN010001','2014-01-31','---','-------------------------','6110800002301000001','SCGCMP','SNOINTMEN010001','D','PROVISION DE INTERESES DE PRESTACIONES SOCIALES NOMINA MENSUAL ENERO 2014',26723.75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7949.55" calcext:value-type="float">
            <text:p>7949.55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10001','2014-01-31','---','-------------------------','6110800002302000001','SCGCMP','SNOINTMEN010001','D','PROVISION DE INTERESES DE PRESTACIONES SOCIALES NOMINA MENSUAL ENERO 2014',7949.55,119);" calcext:value-type="string">
            <text:p>INSERT INTO scg_dt_cmp VALUES('0001','SCGCMP','SNOINTMEN010001','2014-01-31','---','-------------------------','6110800002302000001','SCGCMP','SNOINTMEN010001','D','PROVISION DE INTERESES DE PRESTACIONES SOCIALES NOMINA MENSUAL ENERO 2014',7949.55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6856.94" calcext:value-type="float">
            <text:p>6856.94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10001','2014-01-31','---','-------------------------','6110800002603000001','SCGCMP','SNOINTMEN010001','D','PROVISION DE INTERESES DE PRESTACIONES SOCIALES NOMINA MENSUAL ENERO 2014',6856.94,120);" calcext:value-type="string">
            <text:p>INSERT INTO scg_dt_cmp VALUES('0001','SCGCMP','SNOINTMEN010001','2014-01-31','---','-------------------------','6110800002603000001','SCGCMP','SNOINTMEN010001','D','PROVISION DE INTERESES DE PRESTACIONES SOCIALES NOMINA MENSUAL ENERO 2014',6856.94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5126.75" calcext:value-type="float">
            <text:p>5126.75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10001','2014-01-31','---','-------------------------','6110800002803000001','SCGCMP','SNOINTMEN010001','D','PROVISION DE INTERESES DE PRESTACIONES SOCIALES NOMINA MENSUAL ENERO 2014',5126.75,121);" calcext:value-type="string">
            <text:p>INSERT INTO scg_dt_cmp VALUES('0001','SCGCMP','SNOINTMEN010001','2014-01-31','---','-------------------------','6110800002803000001','SCGCMP','SNOINTMEN010001','D','PROVISION DE INTERESES DE PRESTACIONES SOCIALES NOMINA MENSUAL ENERO 2014',5126.75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3317.38" calcext:value-type="float">
            <text:p>3317.38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10001','2014-01-31','---','-------------------------','6110800002202000001','SCGCMP','SNOINTMEN010001','D','PROVISION DE INTERESES DE PRESTACIONES SOCIALES NOMINA MENSUAL ENERO 2014',3317.38,122);" calcext:value-type="string">
            <text:p>INSERT INTO scg_dt_cmp VALUES('0001','SCGCMP','SNOINTMEN010001','2014-01-31','---','-------------------------','6110800002202000001','SCGCMP','SNOINTMEN010001','D','PROVISION DE INTERESES DE PRESTACIONES SOCIALES NOMINA MENSUAL ENERO 2014',3317.38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3596.19" calcext:value-type="float">
            <text:p>3596.19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10001','2014-01-31','---','-------------------------','6110800004101000001','SCGCMP','SNOINTMEN010001','D','PROVISION DE INTERESES DE PRESTACIONES SOCIALES NOMINA MENSUAL ENERO 2014',3596.19,123);" calcext:value-type="string">
            <text:p>INSERT INTO scg_dt_cmp VALUES('0001','SCGCMP','SNOINTMEN010001','2014-01-31','---','-------------------------','6110800004101000001','SCGCMP','SNOINTMEN010001','D','PROVISION DE INTERESES DE PRESTACIONES SOCIALES NOMINA MENSUAL ENERO 2014',3596.19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562.67" calcext:value-type="float">
            <text:p>562.67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10001','2014-01-31','---','-------------------------','6110800002703000001','SCGCMP','SNOINTMEN010001','D','PROVISION DE INTERESES DE PRESTACIONES SOCIALES NOMINA MENSUAL ENERO 2014',562.67,124);" calcext:value-type="string">
            <text:p>INSERT INTO scg_dt_cmp VALUES('0001','SCGCMP','SNOINTMEN010001','2014-01-31','---','-------------------------','6110800002703000001','SCGCMP','SNOINTMEN010001','D','PROVISION DE INTERESES DE PRESTACIONES SOCIALES NOMINA MENSUAL ENERO 2014',562.67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1878.77" calcext:value-type="float">
            <text:p>1878.77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10001','2014-01-31','---','-------------------------','6110800002201000001','SCGCMP','SNOINTMEN010001','D','PROVISION DE INTERESES DE PRESTACIONES SOCIALES NOMINA MENSUAL ENERO 2014',1878.77,125);" calcext:value-type="string">
            <text:p>INSERT INTO scg_dt_cmp VALUES('0001','SCGCMP','SNOINTMEN010001','2014-01-31','---','-------------------------','6110800002201000001','SCGCMP','SNOINTMEN010001','D','PROVISION DE INTERESES DE PRESTACIONES SOCIALES NOMINA MENSUAL ENERO 2014',1878.77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47105.33" calcext:value-type="float">
            <text:p>47105.33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10001','2014-01-31','---','-------------------------','6110800002403000001','SCGCMP','SNOINTMEN010001','D','PROVISION DE INTERESES DE PRESTACIONES SOCIALES NOMINA MENSUAL ENERO 2014',47105.33,126);" calcext:value-type="string">
            <text:p>INSERT INTO scg_dt_cmp VALUES('0001','SCGCMP','SNOINTMEN010001','2014-01-31','---','-------------------------','6110800002403000001','SCGCMP','SNOINTMEN010001','D','PROVISION DE INTERESES DE PRESTACIONES SOCIALES NOMINA MENSUAL ENERO 2014',47105.33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3375.12" calcext:value-type="float">
            <text:p>13375.12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10001','2014-01-31','---','-------------------------','6110800003303000001','SCGCMP','SNOINTMEN010001','D','PROVISION DE INTERESES DE PRESTACIONES SOCIALES NOMINA MENSUAL ENERO 2014',13375.12,127);" calcext:value-type="string">
            <text:p>INSERT INTO scg_dt_cmp VALUES('0001','SCGCMP','SNOINTMEN010001','2014-01-31','---','-------------------------','6110800003303000001','SCGCMP','SNOINTMEN010001','D','PROVISION DE INTERESES DE PRESTACIONES SOCIALES NOMINA MENSUAL ENERO 2014',13375.12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8889.06" calcext:value-type="float">
            <text:p>8889.06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10001','2014-01-31','---','-------------------------','6110800001303000001','SCGCMP','SNOINTMEN010001','D','PROVISION DE INTERESES DE PRESTACIONES SOCIALES NOMINA MENSUAL ENERO 2014',8889.06,128);" calcext:value-type="string">
            <text:p>INSERT INTO scg_dt_cmp VALUES('0001','SCGCMP','SNOINTMEN010001','2014-01-31','---','-------------------------','6110800001303000001','SCGCMP','SNOINTMEN010001','D','PROVISION DE INTERESES DE PRESTACIONES SOCIALES NOMINA MENSUAL ENERO 2014',8889.06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10001</text:p>
          </table:table-cell>
          <table:table-cell table:style-name="ce3" office:value-type="string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10001" calcext:value-type="string">
            <text:p>SNOINTMEN01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ENERO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3980.7" calcext:value-type="float">
            <text:p>3980.70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10001','2014-01-31','---','-------------------------','6110800001201000001','SCGCMP','SNOINTMEN010001','D','PROVISION DE INTERESES DE PRESTACIONES SOCIALES NOMINA MENSUAL ENERO 2014',3980.7,129);" calcext:value-type="string">
            <text:p>INSERT INTO scg_dt_cmp VALUES('0001','SCGCMP','SNOINTMEN010001','2014-01-31','---','-------------------------','6110800001201000001','SCGCMP','SNOINTMEN010001','D','PROVISION DE INTERESES DE PRESTACIONES SOCIALES NOMINA MENSUAL ENERO 2014',3980.7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10001" calcext:value-type="string">
            <text:p>SNOINTMEN010001</text:p>
          </table:table-cell>
          <table:table-cell table:formula="of:=[Hoja1.D3]" office:value-type="string" office:string-value="2014-01-31" calcext:value-type="string">
            <text:p>2014-01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ENERO 2014" calcext:value-type="string">
            <text:p>PROVISION DE INTERESES DE PRESTACIONES SOCIALES NOMINA MENSUAL EN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108963.92137762" calcext:value-type="float">
            <text:p>1,108,96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10001','2014-01-31','---','-------------------------','PROVISION DE INTERESES DE PRESTACIONES SOCIALES NOMINA MENSUAL ENERO 2014',1,'-','----------','----------',1108963.92137762,0,0,0,'--','SIGESP');" calcext:value-type="string">
            <text:p>INSERT INTO sigesp_cmp VALUES('0001','SCGCMP','SNOINTMEN010001','2014-01-31','---','-------------------------','PROVISION DE INTERESES DE PRESTACIONES SOCIALES NOMINA MENSUAL ENERO 2014',1,'-','----------','----------',1108963.92137762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4:35.814175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04:52.192798624</dc:date>
    <dc:creator>Juan Plablo</dc:creator>
    <meta:editing-duration>PT2H19M59S</meta:editing-duration>
    <meta:editing-cycles>24</meta:editing-cycles>
    <meta:generator>LibreOffice/4.1.4.2$Linux_X86_64 LibreOffice_project/410m0$Build-2</meta:generator>
    <meta:document-statistic meta:table-count="2" meta:cell-count="2003" meta:object-count="0"/>
  </office:meta>
</office:document-meta>
</file>